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1pt" officeooo:rsid="000cb93b" officeooo:paragraph-rsid="000cb93b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alibri Light" fo:font-size="12pt" fo:font-weight="bold" officeooo:rsid="000cb93b" officeooo:paragraph-rsid="000cb93b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alibri Light" fo:font-size="12pt" officeooo:rsid="000cb93b" officeooo:paragraph-rsid="000cb93b" style:font-size-asian="12pt" style:font-size-complex="12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Calibri Light" fo:font-size="11pt" officeooo:rsid="000cb93b" officeooo:paragraph-rsid="000cb93b" style:font-size-asian="11pt" style:font-size-complex="11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Calibri Light" fo:font-size="11pt" fo:font-weight="bold" officeooo:rsid="000cb93b" officeooo:paragraph-rsid="000cb93b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Calibri Light" fo:font-size="11pt" fo:font-weight="bold" officeooo:rsid="000cb93b" officeooo:paragraph-rsid="000cb93b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808080" loext:opacity="100%" style:font-name="Calibri Light" fo:font-size="10.5pt" fo:font-style="italic" fo:font-weight="bold" officeooo:rsid="000d73ef" officeooo:paragraph-rsid="000d73ef" style:font-size-asian="10.5pt" style:font-style-asian="italic" style:font-weight-asian="bold" style:font-size-complex="10.5pt" style:font-style-complex="italic" style:font-weight-complex="bold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style:font-name="Calibri Light" fo:font-size="11pt" officeooo:rsid="000cb93b" officeooo:paragraph-rsid="000cb93b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73ef" style:font-weight-asian="normal" style:font-weight-complex="normal"/>
    </style:style>
    <style:style style:name="T4" style:family="text">
      <style:text-properties fo:font-weight="normal" officeooo:rsid="000ec77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amen Batch</text:p>
      <text:p text:style-name="P1"/>
      <text:p text:style-name="P3"><text:span text:style-name="T1">Ejercicio 1.-</text:span> Crea un programa que <text:span text:style-name="T1">cuente en número de primos</text:span> dentro de un rango dado por el usuario. El usuario insertará el rango, y el programa devolverá el número de primos contenidos entre ambos números, ambos incluidos.</text:p>
      <text:p text:style-name="P1"/>
      <text:p text:style-name="P1"><text:span text:style-name="T1"/></text:p>
      <text:p text:style-name="P4"><text:span text:style-name="T1">PRIMERA PARTE</text:span></text:p>
      <text:p text:style-name="P4">- Hasta que el usuario pulse 5 veces seguidas la tecla “a”, el programa no comenzará</text:p>
      <text:p text:style-name="P4">- Muestra un mensaje al usuario para que sepa lo que debe hacer</text:p>
      <text:p text:style-name="P8">- Cuando el usuario pulse la tecla “a” se le informará de cuántas veces le queda por pulsarla</text:p>
      <text:p text:style-name="P8">- Cada vez que el usuario pulse otra tecla distinta a la “a” el contador de “a” se reiniciará</text:p>
      <text:p text:style-name="P8"/>
      <text:p text:style-name="P5">SEGUNDA PARTE</text:p>
      <text:p text:style-name="P5">- <text:span text:style-name="T3">El usuario deberá insertar dos números</text:span></text:p>
      <text:p text:style-name="P5"><text:span text:style-name="T3">- El segundo número que insertado deberá ser mayor que el primero, sino se volverá a pedir</text:span></text:p>
      <text:p text:style-name="P5"><text:span text:style-name="T3">- Una vez dispongamos del rango, el programa contará el número de primos en el rango</text:span></text:p>
      <text:p text:style-name="P5"><text:span text:style-name="T3">- Los números insertados por el usuario estarán incluidos en el conteo de primos</text:span></text:p>
      <text:p text:style-name="P5"><text:span text:style-name="T3">- Una vez finalizado, se mostrará el número de primos</text:span></text:p>
      <text:p text:style-name="P5"><text:span text:style-name="T3">- </text:span><text:span text:style-name="T4">No es necesario mostrar cuáles son los números primos, </text:span></text:p>
      <text:p text:style-name="P6"><text:span text:style-name="T3"/></text:p>
      <text:p text:style-name="P7"/>
      <text:p text:style-name="P7">Ejemplo)<text:span text:style-name="T2"> El usuario inserta los números 17 y 30</text:span></text:p>
      <text:p text:style-name="P7"><text:span text:style-name="T2"><text:tab/></text:span></text:p>
      <text:p text:style-name="P7"><text:span text:style-name="T2"><text:tab/>El numero de primos contenidos en el rango es de </text:span><text:span text:style-name="T4">4 (17, 19, 23 y 29)</text:span></text:p>
      <text:p text:style-name="P6"><text:span text:style-name="T3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08:04:15.207000000</meta:creation-date>
    <dc:date>2022-02-04T08:56:41.519000000</dc:date>
    <meta:editing-duration>PT5M42S</meta:editing-duration>
    <meta:editing-cycles>1</meta:editing-cycles>
    <meta:document-statistic meta:table-count="0" meta:image-count="0" meta:object-count="0" meta:page-count="1" meta:paragraph-count="17" meta:word-count="209" meta:character-count="1117" meta:non-whitespace-character-count="921"/>
    <meta:generator>LibreOffice/7.0.6.2$Windows_X86_64 LibreOffice_project/144abb84a525d8e30c9dbbefa69cbbf2d8d4ae3b</meta:generator>
  </office:meta>
</office:document-meta>
</file>